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miłość Twoja Panie,</text:span><text:span text:style-name="T1"><text:line-break/></text:span><text:span text:style-name="T1">strzeże mnie,</text:span><text:span text:style-name="T1"><text:line-break/></text:span><text:span text:style-name="T1">Pieśnią</text:span><text:span text:style-name="T1"><text:line-break/></text:span><text:span text:style-name="T1">chcę chwalić Imię Twe,</text:span><text:span text:style-name="T1"><text:line-break/></text:span><text:span text:style-name="T1">I z dziękczynieniem</text:span><text:span text:style-name="T1"><text:line-break/></text:span><text:span text:style-name="T1">sławi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creator>Woda Życia</dc:creator>
    <dc:date>2015-12-14T20:34:02.71</dc:date>
    <dc:language>pl-PL</dc:language>
    <meta:editing-cycles>15</meta:editing-cycles>
    <meta:editing-duration>PT1H6M2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